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ead3" officeooo:paragraph-rsid="000dead3"/>
    </style:style>
    <style:style style:name="T1" style:family="text">
      <style:text-properties officeooo:rsid="000ca32a"/>
    </style:style>
    <style:style style:name="T2" style:family="text">
      <style:text-properties officeooo:rsid="00102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currently a 2nd years student, living in Bristol and studying at the University of The West of England for a degree in Games Technology.</text:p>
      <text:p text:style-name="P1">I am a <text:span text:style-name="T2">proactive programmer with a strong interest i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0:21:46.988920097</meta:creation-date>
    <dc:date>2018-01-03T21:22:29.615368378</dc:date>
    <meta:editing-duration>PT20M24S</meta:editing-duration>
    <meta:editing-cycles>2</meta:editing-cycles>
    <meta:generator>LibreOffice/5.4.4.2$Linux_X86_64 LibreOffice_project/40$Build-2</meta:generator>
    <meta:document-statistic meta:table-count="0" meta:image-count="0" meta:object-count="0" meta:page-count="1" meta:paragraph-count="2" meta:word-count="36" meta:character-count="195" meta:non-whitespace-character-count="160"/>
  </office:meta>
</office:document-meta>
</file>